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27.605cm" fo:margin-left="0cm" table:align="left"/>
    </style:style>
    <style:style style:name="Tabla1.A" style:family="table-column">
      <style:table-column-properties style:column-width="5.891cm"/>
    </style:style>
    <style:style style:name="Tabla1.B" style:family="table-column">
      <style:table-column-properties style:column-width="1.305cm"/>
    </style:style>
    <style:style style:name="Tabla1.C" style:family="table-column">
      <style:table-column-properties style:column-width="2.399cm"/>
    </style:style>
    <style:style style:name="Tabla1.D" style:family="table-column">
      <style:table-column-properties style:column-width="1.199cm"/>
    </style:style>
    <style:style style:name="Tabla1.E" style:family="table-column">
      <style:table-column-properties style:column-width="2.205cm"/>
    </style:style>
    <style:style style:name="Tabla1.F" style:family="table-column">
      <style:table-column-properties style:column-width="1.499cm"/>
    </style:style>
    <style:style style:name="Tabla1.G" style:family="table-column">
      <style:table-column-properties style:column-width="1.605cm"/>
    </style:style>
    <style:style style:name="Tabla1.H" style:family="table-column">
      <style:table-column-properties style:column-width="1.588cm"/>
    </style:style>
    <style:style style:name="Tabla1.L" style:family="table-column">
      <style:table-column-properties style:column-width="5.098cm"/>
    </style:style>
    <style:style style:name="Tab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1.L1" style:family="table-cell">
      <style:table-cell-properties fo:padding="0.049cm" fo:border="0.05pt solid #000000" style:writing-mode="page"/>
    </style:style>
    <style:style style:name="Tab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L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margin-top="0cm" fo:margin-bottom="0.051cm" style:contextual-spacing="false" fo:line-height="0.423cm"/>
      <style:text-properties style:text-outline="false" style:text-line-through-style="none" style:text-line-through-type="none" style:font-name="Calibri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 style:text-scale="100%"/>
    </style:style>
    <style:style style:name="P2" style:family="paragraph" style:parent-style-name="Standard">
      <style:paragraph-properties fo:margin-top="0cm" fo:margin-bottom="0.048cm" style:contextual-spacing="false" fo:line-height="0.423cm"/>
      <style:text-properties style:text-outline="false" style:text-line-through-style="none" style:text-line-through-type="none" style:font-name="Calibri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 style:text-scale="100%"/>
    </style:style>
    <style:style style:name="P3" style:family="paragraph" style:parent-style-name="Standard">
      <style:paragraph-properties fo:margin-top="0cm" fo:margin-bottom="0cm" style:contextual-spacing="false" fo:line-height="0.423cm"/>
      <style:text-properties style:text-outline="false" style:text-line-through-style="none" style:text-line-through-type="none" style:font-name="Calibri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 style:text-scale="100%"/>
    </style:style>
    <style:style style:name="P4" style:family="paragraph" style:parent-style-name="Table_20_Contents">
      <style:text-properties style:font-name="Calibri" fo:font-size="11pt" style:font-name-asian="Calibri1" style:font-size-asian="11pt" style:font-name-complex="Calibri1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1pt" style:font-name-asian="Calibri1" style:font-size-asian="11pt" style:font-name-complex="Calibri1" style:font-size-complex="11pt"/>
    </style:style>
    <style:style style:name="P6" style:family="paragraph" style:parent-style-name="Table_20_Contents">
      <style:text-properties style:font-name="Calibri" fo:font-size="11pt" officeooo:rsid="000e8e70" officeooo:paragraph-rsid="000e8e70" style:font-name-asian="Calibri1" style:font-size-asian="11pt" style:font-name-complex="Calibri1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1pt" officeooo:rsid="00133656" officeooo:paragraph-rsid="00133656" style:font-name-asian="Calibri1" style:font-size-asian="11pt" style:font-name-complex="Calibri1" style:font-size-complex="11pt"/>
    </style:style>
    <style:style style:name="P8" style:family="paragraph" style:parent-style-name="Table_20_Contents">
      <style:text-properties style:font-name="Calibri" fo:font-size="11pt" officeooo:rsid="00133656" officeooo:paragraph-rsid="00133656" style:font-name-asian="Calibri1" style:font-size-asian="11pt" style:font-name-complex="Calibri1" style:font-size-complex="11pt"/>
    </style:style>
    <style:style style:name="P9" style:family="paragraph" style:parent-style-name="Standard">
      <style:paragraph-properties fo:margin-top="0cm" fo:margin-bottom="0cm" style:contextual-spacing="false" fo:line-height="0.423cm"/>
      <style:text-properties style:font-name="Calibri" fo:font-size="9pt" style:font-name-asian="Calibri1" style:font-size-asian="9pt" style:font-name-complex="Calibri1" style:font-size-complex="9pt"/>
    </style:style>
    <style:style style:name="P10" style:family="paragraph" style:parent-style-name="Standard">
      <style:paragraph-properties fo:margin-left="0cm" fo:margin-right="0.162cm" fo:margin-top="0.101cm" fo:margin-bottom="0.101cm" style:contextual-spacing="false" fo:line-height="100%" fo:text-align="center" style:justify-single-word="false" fo:orphans="0" fo:widows="0" fo:text-indent="0cm" style:auto-text-indent="false">
        <style:tab-stops>
          <style:tab-stop style:position="1.439cm"/>
          <style:tab-stop style:position="3.106cm"/>
          <style:tab-stop style:position="4.697cm"/>
          <style:tab-stop style:position="6.232cm"/>
          <style:tab-stop style:position="9.67cm"/>
        </style:tab-stops>
      </style:paragraph-properties>
      <style:text-properties officeooo:paragraph-rsid="000d4f34"/>
    </style:style>
    <style:style style:name="P11" style:family="paragraph" style:parent-style-name="Standard">
      <style:paragraph-properties fo:margin-left="0cm" fo:margin-right="-0.035cm" fo:margin-top="0cm" fo:margin-bottom="0cm" style:contextual-spacing="false" fo:line-height="100%" fo:orphans="0" fo:widows="0" fo:text-indent="0cm" style:auto-text-indent="false"/>
    </style:style>
    <style:style style:name="P12" style:family="paragraph" style:parent-style-name="Standard">
      <style:paragraph-properties fo:margin-left="0.635cm" fo:margin-right="-0.035cm" fo:margin-top="0cm" fo:margin-bottom="0cm" style:contextual-spacing="false" fo:line-height="100%" fo:orphans="0" fo:widows="0" fo:text-indent="0cm" style:auto-text-indent="false"/>
    </style:style>
    <style:style style:name="P13" style:family="paragraph" style:parent-style-name="Standard">
      <style:paragraph-properties fo:margin-left="0cm" fo:margin-right="-0.086cm" fo:margin-top="0cm" fo:margin-bottom="0cm" style:contextual-spacing="false" fo:line-height="100%" fo:text-align="start" style:justify-single-word="false" fo:orphans="0" fo:widows="0" fo:text-indent="0cm" style:auto-text-indent="false"/>
    </style:style>
    <style:style style:name="P14" style:family="paragraph" style:parent-style-name="Standard">
      <style:paragraph-properties fo:margin-left="0.635cm" fo:margin-right="13.792cm" fo:margin-top="0.004cm" fo:margin-bottom="0cm" style:contextual-spacing="false" fo:line-height="100%" fo:text-align="start" style:justify-single-word="false" fo:orphans="0" fo:widows="0" fo:text-indent="0cm" style:auto-text-indent="false"/>
    </style:style>
    <style:style style:name="P15" style:family="paragraph" style:parent-style-name="Standard">
      <style:paragraph-properties fo:margin-left="2.875cm" fo:margin-right="-0.093cm" fo:margin-top="0cm" fo:margin-bottom="0cm" style:contextual-spacing="false" fo:line-height="100%" fo:text-align="start" style:justify-single-word="false" fo:orphans="0" fo:widows="0" fo:text-indent="-1.817cm" style:auto-text-indent="false"/>
    </style:style>
    <style:style style:name="P16" style:family="paragraph" style:parent-style-name="Standard">
      <style:paragraph-properties fo:margin-left="1.545cm" fo:margin-right="2.556cm" fo:margin-top="0cm" fo:margin-bottom="0cm" style:contextual-spacing="false" fo:line-height="100%" fo:text-align="start" style:justify-single-word="false" fo:orphans="0" fo:widows="0" fo:text-indent="-1.545cm" style:auto-text-indent="false" fo:break-before="column"/>
    </style:style>
    <style:style style:name="P17" style:family="paragraph" style:parent-style-name="Standard">
      <style:paragraph-properties fo:margin-left="0cm" fo:margin-right="-0.069cm" fo:margin-top="0.194cm" fo:margin-bottom="0cm" style:contextual-spacing="false" fo:line-height="99%" fo:text-align="start" style:justify-single-word="false" fo:orphans="0" fo:widows="0" fo:text-indent="0cm" style:auto-text-indent="false">
        <style:tab-stops>
          <style:tab-stop style:position="6.152cm"/>
        </style:tab-stops>
      </style:paragraph-properties>
      <style:text-properties officeooo:paragraph-rsid="000d4f34"/>
    </style:style>
    <style:style style:name="P18" style:family="paragraph" style:parent-style-name="Standard">
      <style:paragraph-properties fo:margin-left="1.559cm" fo:margin-right="-0.069cm" fo:margin-top="0.194cm" fo:margin-bottom="0cm" style:contextual-spacing="false" fo:line-height="99%" fo:text-align="start" style:justify-single-word="false" fo:orphans="0" fo:widows="0" fo:text-indent="-0.833cm" style:auto-text-indent="false">
        <style:tab-stops>
          <style:tab-stop style:position="6.152cm"/>
        </style:tab-stops>
      </style:paragraph-properties>
      <style:text-properties officeooo:paragraph-rsid="000d4f34"/>
    </style:style>
    <style:style style:name="P19" style:family="paragraph" style:parent-style-name="Standard">
      <style:paragraph-properties fo:margin-left="0.635cm" fo:margin-right="5.106cm" fo:margin-top="0cm" fo:margin-bottom="0cm" style:contextual-spacing="false" fo:line-height="99%" fo:text-align="start" style:justify-single-word="false" fo:orphans="0" fo:widows="0" fo:text-indent="0cm" style:auto-text-indent="false"/>
    </style:style>
    <style:style style:name="P20" style:family="paragraph" style:parent-style-name="Standard">
      <style:paragraph-properties fo:margin-left="0cm" fo:margin-right="-0.069cm" fo:margin-top="0cm" fo:margin-bottom="0cm" style:contextual-spacing="false" fo:line-height="99%" fo:text-align="center" style:justify-single-word="false" fo:orphans="0" fo:widows="0" fo:text-indent="0cm" style:auto-text-indent="false"/>
      <style:text-properties officeooo:paragraph-rsid="000d4f34"/>
    </style:style>
    <style:style style:name="P21" style:family="paragraph" style:parent-style-name="Standard">
      <style:paragraph-properties fo:margin-left="0cm" fo:margin-right="-0.069cm" fo:margin-top="0.194cm" fo:margin-bottom="0cm" style:contextual-spacing="false" fo:line-height="99%" fo:text-align="center" style:justify-single-word="false" fo:orphans="0" fo:widows="0" fo:text-indent="0cm" style:auto-text-indent="false">
        <style:tab-stops>
          <style:tab-stop style:position="6.152cm"/>
        </style:tab-stops>
      </style:paragraph-properties>
      <style:text-properties officeooo:paragraph-rsid="000d4f34"/>
    </style:style>
    <style:style style:name="P22" style:family="paragraph" style:parent-style-name="Standard">
      <style:paragraph-properties fo:margin-left="0cm" fo:margin-right="-0.035cm" fo:margin-top="0cm" fo:margin-bottom="0cm" style:contextual-spacing="false" fo:line-height="99%" fo:orphans="0" fo:widows="0" fo:text-indent="0cm" style:auto-text-indent="false"/>
    </style:style>
    <style:style style:name="P23" style:family="paragraph" style:parent-style-name="Standard">
      <style:paragraph-properties fo:margin-left="0cm" fo:margin-right="0.162cm" fo:margin-top="0.101cm" fo:margin-bottom="0.101cm" style:contextual-spacing="false" fo:line-height="100%" fo:text-align="center" style:justify-single-word="false" fo:orphans="0" fo:widows="0" fo:text-indent="0cm" style:auto-text-indent="false">
        <style:tab-stops>
          <style:tab-stop style:position="1.439cm"/>
          <style:tab-stop style:position="3.106cm"/>
          <style:tab-stop style:position="4.697cm"/>
          <style:tab-stop style:position="6.232cm"/>
          <style:tab-stop style:position="9.67cm"/>
        </style:tab-stops>
      </style:paragraph-properties>
      <style:text-properties officeooo:rsid="000e8e70" officeooo:paragraph-rsid="000e8e70"/>
    </style:style>
    <style:style style:name="P24" style:family="paragraph" style:parent-style-name="Standard">
      <style:paragraph-properties fo:margin-left="0cm" fo:margin-right="0.162cm" fo:margin-top="0cm" fo:margin-bottom="0cm" style:contextual-spacing="false" fo:line-height="85%" fo:text-align="center" style:justify-single-word="false" fo:orphans="0" fo:widows="0" fo:text-indent="1.558cm" style:auto-text-indent="false">
        <style:tab-stops>
          <style:tab-stop style:position="1.439cm"/>
          <style:tab-stop style:position="3.106cm"/>
          <style:tab-stop style:position="4.697cm"/>
          <style:tab-stop style:position="6.232cm"/>
          <style:tab-stop style:position="9.67cm"/>
        </style:tab-stops>
      </style:paragraph-properties>
      <style:text-properties officeooo:paragraph-rsid="000d4f34"/>
    </style:style>
    <style:style style:name="P25" style:family="paragraph" style:parent-style-name="Standard">
      <style:paragraph-properties fo:margin-left="0cm" fo:margin-right="0.162cm" fo:margin-top="0.101cm" fo:margin-bottom="0.101cm" style:contextual-spacing="false" fo:line-height="100%" fo:text-align="center" style:justify-single-word="false" fo:orphans="0" fo:widows="0" fo:text-indent="0cm" style:auto-text-indent="false">
        <style:tab-stops>
          <style:tab-stop style:position="1.439cm"/>
          <style:tab-stop style:position="3.106cm"/>
          <style:tab-stop style:position="4.697cm"/>
          <style:tab-stop style:position="6.232cm"/>
          <style:tab-stop style:position="9.67cm"/>
        </style:tab-stops>
      </style:paragraph-properties>
      <style:text-properties fo:color="#000000" loext:opacity="100%" style:text-outline="false" style:text-line-through-style="none" style:text-line-through-type="none" fo:font-size="8pt" fo:letter-spacing="normal" fo:font-style="normal" style:text-underline-style="none" fo:font-weight="normal" officeooo:rsid="000d4f34" officeooo:paragraph-rsid="000d4f34" style:font-size-asian="8pt" style:font-style-asian="normal" style:font-weight-asian="normal" style:font-size-complex="8pt" style:font-style-complex="normal" style:font-weight-complex="normal" style:text-scale="100%"/>
    </style:style>
    <style:style style:name="P26" style:family="paragraph" style:parent-style-name="Standard">
      <style:paragraph-properties fo:margin-left="0cm" fo:margin-right="0.162cm" fo:margin-top="0.101cm" fo:margin-bottom="0.101cm" style:contextual-spacing="false" fo:line-height="100%" fo:text-align="center" style:justify-single-word="false" fo:orphans="0" fo:widows="0" fo:text-indent="0cm" style:auto-text-indent="false">
        <style:tab-stops>
          <style:tab-stop style:position="1.439cm"/>
          <style:tab-stop style:position="3.106cm"/>
          <style:tab-stop style:position="4.697cm"/>
          <style:tab-stop style:position="6.232cm"/>
          <style:tab-stop style:position="9.67cm"/>
        </style:tab-stops>
      </style:paragraph-properties>
      <style:text-properties officeooo:rsid="00133656" officeooo:paragraph-rsid="00133656"/>
    </style:style>
    <style:style style:name="P27" style:family="paragraph" style:parent-style-name="Standard" style:master-page-name="Standard">
      <style:paragraph-properties fo:margin-left="10.197cm" fo:margin-right="-0.035cm" fo:margin-top="0cm" fo:margin-bottom="0cm" style:contextual-spacing="false" fo:line-height="100%" fo:orphans="0" fo:widows="0" fo:text-indent="0cm" style:auto-text-indent="false" style:page-number="auto"/>
    </style:style>
    <style:style style:name="P28" style:family="paragraph" style:parent-style-name="Standard">
      <style:paragraph-properties fo:margin-left="10.197cm" fo:margin-right="-0.035cm" fo:margin-top="0cm" fo:margin-bottom="0cm" style:contextual-spacing="false" fo:line-height="100%" fo:orphans="0" fo:widows="0" fo:text-indent="0cm" style:auto-text-indent="false"/>
    </style:style>
    <style:style style:name="P29" style:family="paragraph" style:parent-style-name="Standard">
      <style:paragraph-properties fo:margin-left="0cm" fo:margin-right="0.162cm" fo:margin-top="0cm" fo:margin-bottom="0cm" style:contextual-spacing="false" fo:line-height="85%" fo:text-align="center" style:justify-single-word="false" fo:orphans="0" fo:widows="0" fo:text-indent="0cm" style:auto-text-indent="false">
        <style:tab-stops>
          <style:tab-stop style:position="1.439cm"/>
          <style:tab-stop style:position="3.106cm"/>
          <style:tab-stop style:position="4.697cm"/>
          <style:tab-stop style:position="6.232cm"/>
          <style:tab-stop style:position="9.67cm"/>
        </style:tab-stops>
      </style:paragraph-properties>
      <style:text-properties fo:color="#000000" loext:opacity="100%" style:text-outline="false" style:text-line-through-style="none" style:text-line-through-type="none" fo:font-size="9pt" fo:letter-spacing="normal" fo:font-style="normal" style:text-underline-style="none" fo:font-weight="normal" officeooo:rsid="000d4f34" officeooo:paragraph-rsid="000d4f34" style:font-size-asian="9pt" style:font-style-asian="normal" style:font-weight-asian="normal" style:font-size-complex="9pt" style:font-style-complex="normal" style:font-weight-complex="normal" style:text-scale="100%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4pt" fo:letter-spacing="normal" fo:font-style="normal" style:text-underline-style="none" fo:font-weight="bold" style:font-name-asian="Calibri1" style:font-size-asian="14pt" style:font-style-asian="normal" style:font-weight-asian="bold" style:font-name-complex="Calibri1" style:font-size-complex="14pt" style:font-style-complex="normal" style:font-weight-complex="bold" style:text-scale="100%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4pt" fo:letter-spacing="0.002cm" fo:font-style="normal" style:text-underline-style="none" fo:font-weight="bold" style:font-name-asian="Calibri1" style:font-size-asian="14pt" style:font-style-asian="normal" style:font-weight-asian="bold" style:font-name-complex="Calibri1" style:font-size-complex="14pt" style:font-style-complex="normal" style:font-weight-complex="bold" style:text-scale="100%"/>
    </style:style>
    <style:style style:name="T3" style:family="text">
      <style:text-properties fo:color="#000000" loext:opacity="100%" style:text-outline="false" style:text-line-through-style="none" style:text-line-through-type="none" style:font-name="Calibri" fo:font-size="14pt" fo:letter-spacing="-0.004cm" fo:font-style="normal" style:text-underline-style="none" fo:font-weight="bold" style:font-name-asian="Calibri1" style:font-size-asian="14pt" style:font-style-asian="normal" style:font-weight-asian="bold" style:font-name-complex="Calibri1" style:font-size-complex="14pt" style:font-style-complex="normal" style:font-weight-complex="bold" style:text-scale="100%"/>
    </style:style>
    <style:style style:name="T4" style:family="text">
      <style:text-properties fo:color="#000000" loext:opacity="100%" style:text-outline="false" style:text-line-through-style="none" style:text-line-through-type="none" style:font-name="Calibri" fo:font-size="14pt" fo:letter-spacing="-0.002cm" fo:font-style="normal" style:text-underline-style="none" fo:font-weight="bold" style:font-name-asian="Calibri1" style:font-size-asian="14pt" style:font-style-asian="normal" style:font-weight-asian="bold" style:font-name-complex="Calibri1" style:font-size-complex="14pt" style:font-style-complex="normal" style:font-weight-complex="bold" style:text-scale="100%"/>
    </style:style>
    <style:style style:name="T5" style:family="text">
      <style:text-properties fo:color="#000000" loext:opacity="100%" style:text-outline="false" style:text-line-through-style="none" style:text-line-through-type="none" style:font-name="Calibri" fo:font-size="11pt" fo:letter-spacing="normal" fo:font-style="normal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 style:text-scale="100%"/>
    </style:style>
    <style:style style:name="T6" style:family="text">
      <style:text-properties fo:color="#000000" loext:opacity="100%" style:text-outline="false" style:text-line-through-style="none" style:text-line-through-type="none" style:font-name="Calibri" fo:font-size="11pt" fo:letter-spacing="normal" fo:font-style="normal" style:text-underline-style="none" fo:font-weight="normal" officeooo:rsid="000bb061" style:font-name-asian="Calibri1" style:font-size-asian="11pt" style:font-style-asian="normal" style:font-weight-asian="normal" style:font-name-complex="Calibri1" style:font-size-complex="11pt" style:font-style-complex="normal" style:font-weight-complex="normal" style:text-scale="100%"/>
    </style:style>
    <style:style style:name="T7" style:family="text">
      <style:text-properties fo:color="#000000" loext:opacity="100%" style:text-outline="false" style:text-line-through-style="none" style:text-line-through-type="none" style:font-name="Calibri" fo:font-size="11pt" fo:letter-spacing="normal" fo:font-style="normal" style:text-underline-style="none" fo:font-weight="normal" officeooo:rsid="000cf66a" style:font-name-asian="Calibri1" style:font-size-asian="11pt" style:font-style-asian="normal" style:font-weight-asian="normal" style:font-name-complex="Calibri1" style:font-size-complex="11pt" style:font-style-complex="normal" style:font-weight-complex="normal" style:text-scale="100%"/>
    </style:style>
    <style:style style:name="T8" style:family="text">
      <style:text-properties fo:color="#000000" loext:opacity="100%" style:text-outline="false" style:text-line-through-style="none" style:text-line-through-type="none" style:font-name="Calibri" fo:font-size="11pt" fo:letter-spacing="normal" fo:font-style="normal" style:text-underline-style="none" fo:font-weight="normal" officeooo:rsid="000d4f34" style:font-name-asian="Calibri1" style:font-size-asian="11pt" style:font-style-asian="normal" style:font-weight-asian="normal" style:font-name-complex="Calibri1" style:font-size-complex="11pt" style:font-style-complex="normal" style:font-weight-complex="normal" style:text-scale="100%"/>
    </style:style>
    <style:style style:name="T9" style:family="text">
      <style:text-properties fo:color="#000000" loext:opacity="100%" style:text-outline="false" style:text-line-through-style="none" style:text-line-through-type="none" style:font-name="Calibri" fo:font-size="11pt" fo:letter-spacing="normal" fo:font-style="normal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 style:text-scale="100%"/>
    </style:style>
    <style:style style:name="T10" style:family="text">
      <style:text-properties fo:color="#000000" loext:opacity="100%" style:text-outline="false" style:text-line-through-style="none" style:text-line-through-type="none" style:font-name="Calibri" fo:font-size="11pt" fo:letter-spacing="-0.002cm" fo:font-style="normal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 style:text-scale="100%"/>
    </style:style>
    <style:style style:name="T11" style:family="text">
      <style:text-properties fo:color="#000000" loext:opacity="100%" style:text-outline="false" style:text-line-through-style="none" style:text-line-through-type="none" style:font-name="Calibri" fo:font-size="11pt" fo:letter-spacing="-0.002cm" fo:font-style="normal" style:text-underline-style="none" fo:font-weight="normal" officeooo:rsid="000cf66a" style:font-name-asian="Calibri1" style:font-size-asian="11pt" style:font-style-asian="normal" style:font-weight-asian="normal" style:font-name-complex="Calibri1" style:font-size-complex="11pt" style:font-style-complex="normal" style:font-weight-complex="normal" style:text-scale="100%"/>
    </style:style>
    <style:style style:name="T12" style:family="text">
      <style:text-properties fo:color="#000000" loext:opacity="100%" style:text-outline="false" style:text-line-through-style="none" style:text-line-through-type="none" style:font-name="Calibri" fo:font-size="11pt" fo:letter-spacing="-0.002cm" fo:font-style="normal" style:text-underline-style="none" fo:font-weight="normal" officeooo:rsid="000d4f34" style:font-name-asian="Calibri1" style:font-size-asian="11pt" style:font-style-asian="normal" style:font-weight-asian="normal" style:font-name-complex="Calibri1" style:font-size-complex="11pt" style:font-style-complex="normal" style:font-weight-complex="normal" style:text-scale="100%"/>
    </style:style>
    <style:style style:name="T13" style:family="text">
      <style:text-properties fo:color="#000000" loext:opacity="100%" style:text-outline="false" style:text-line-through-style="none" style:text-line-through-type="none" style:font-name="Calibri" fo:font-size="11pt" fo:letter-spacing="-0.002cm" fo:font-style="normal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 style:text-scale="100%"/>
    </style:style>
    <style:style style:name="T14" style:family="text">
      <style:text-properties fo:color="#000000" loext:opacity="100%" style:text-outline="false" style:text-line-through-style="none" style:text-line-through-type="none" style:font-name="Calibri" fo:font-size="11pt" fo:letter-spacing="0.002cm" fo:font-style="normal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 style:text-scale="100%"/>
    </style:style>
    <style:style style:name="T15" style:family="text">
      <style:text-properties fo:color="#000000" loext:opacity="100%" style:text-outline="false" style:text-line-through-style="none" style:text-line-through-type="none" style:font-name="Calibri" fo:font-size="11pt" fo:letter-spacing="0.002cm" fo:font-style="normal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 style:text-scale="100%"/>
    </style:style>
    <style:style style:name="T16" style:family="text">
      <style:text-properties fo:color="#000000" loext:opacity="100%" style:text-outline="false" style:text-line-through-style="none" style:text-line-through-type="none" style:font-name="Calibri" fo:font-size="11pt" fo:letter-spacing="-0.004cm" fo:font-style="normal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 style:text-scale="100%"/>
    </style:style>
    <style:style style:name="T17" style:family="text">
      <style:text-properties fo:color="#000000" loext:opacity="100%" style:text-outline="false" style:text-line-through-style="none" style:text-line-through-type="none" style:font-name="Calibri" fo:font-size="11pt" fo:letter-spacing="-0.004cm" fo:font-style="normal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 style:text-scale="100%"/>
    </style:style>
    <style:style style:name="T18" style:family="text">
      <style:text-properties fo:color="#000000" loext:opacity="100%" style:text-outline="false" style:text-line-through-style="none" style:text-line-through-type="none" style:font-name="Calibri" fo:font-size="11pt" fo:letter-spacing="0.004cm" fo:font-style="normal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 style:text-scale="100%"/>
    </style:style>
    <style:style style:name="T19" style:family="text">
      <style:text-properties fo:color="#000000" loext:opacity="100%" style:text-outline="false" style:text-line-through-style="none" style:text-line-through-type="none" style:font-name="Calibri" fo:font-size="11pt" fo:letter-spacing="0.175cm" fo:font-style="normal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 style:text-scale="100%"/>
    </style:style>
    <style:style style:name="T20" style:family="text">
      <style:text-properties fo:color="#000000" loext:opacity="100%" style:text-outline="false" style:text-line-through-style="none" style:text-line-through-type="none" style:font-name="Calibri" fo:font-size="11pt" fo:letter-spacing="-0.005cm" fo:font-style="normal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 style:text-scale="100%"/>
    </style:style>
    <style:style style:name="T21" style:family="text">
      <style:text-properties fo:color="#000000" loext:opacity="100%" style:text-outline="false" style:text-line-through-style="none" style:text-line-through-type="none" style:font-name="Calibri" fo:font-size="11pt" fo:letter-spacing="-0.005cm" fo:font-style="normal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 style:text-scale="100%"/>
    </style:style>
    <style:style style:name="T22" style:family="text">
      <style:text-properties fo:color="#000000" loext:opacity="100%" style:text-outline="false" style:text-line-through-style="none" style:text-line-through-type="none" style:font-name="Calibri" fo:font-size="11pt" fo:letter-spacing="0.005cm" fo:font-style="normal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 style:text-scale="100%"/>
    </style:style>
    <style:style style:name="T23" style:family="text">
      <style:text-properties fo:color="#000000" loext:opacity="100%" style:text-outline="false" style:text-line-through-style="none" style:text-line-through-type="none" style:font-name="Calibri" fo:font-size="9pt" fo:letter-spacing="normal" fo:font-style="normal" style:text-underline-style="none" fo:font-weight="normal" style:font-name-asian="Calibri1" style:font-size-asian="9pt" style:font-style-asian="normal" style:font-weight-asian="normal" style:font-name-complex="Calibri1" style:font-size-complex="9pt" style:font-style-complex="normal" style:font-weight-complex="normal" style:text-scale="100%"/>
    </style:style>
    <style:style style:name="T24" style:family="text">
      <style:text-properties fo:color="#000000" loext:opacity="100%" style:text-outline="false" style:text-line-through-style="none" style:text-line-through-type="none" style:font-name="Calibri" fo:font-size="9pt" fo:letter-spacing="normal" fo:font-style="normal" style:text-underline-style="none" fo:font-weight="normal" officeooo:rsid="000d4f34" style:font-name-asian="Calibri1" style:font-size-asian="9pt" style:font-style-asian="normal" style:font-weight-asian="normal" style:font-name-complex="Calibri1" style:font-size-complex="9pt" style:font-style-complex="normal" style:font-weight-complex="normal" style:text-scale="100%"/>
    </style:style>
    <style:style style:name="T25" style:family="text">
      <style:text-properties fo:color="#000000" loext:opacity="100%" style:text-outline="false" style:text-line-through-style="none" style:text-line-through-type="none" style:font-name="Calibri" fo:font-size="9pt" fo:letter-spacing="normal" fo:font-style="normal" style:text-underline-style="none" fo:font-weight="normal" style:font-name-asian="Calibri1" style:font-size-asian="9pt" style:font-style-asian="normal" style:font-weight-asian="normal" style:font-name-complex="Calibri1" style:font-size-complex="9pt" style:font-style-complex="normal" style:font-weight-complex="normal" style:text-scale="99%"/>
    </style:style>
    <style:style style:name="T26" style:family="text">
      <style:text-properties fo:color="#000000" loext:opacity="100%" style:text-outline="false" style:text-line-through-style="none" style:text-line-through-type="none" style:font-name="Calibri" fo:font-size="9pt" fo:letter-spacing="0.002cm" fo:font-style="normal" style:text-underline-style="none" fo:font-weight="normal" style:font-name-asian="Calibri1" style:font-size-asian="9pt" style:font-style-asian="normal" style:font-weight-asian="normal" style:font-name-complex="Calibri1" style:font-size-complex="9pt" style:font-style-complex="normal" style:font-weight-complex="normal" style:text-scale="99%"/>
    </style:style>
    <style:style style:name="T27" style:family="text">
      <style:text-properties fo:color="#000000" loext:opacity="100%" style:text-outline="false" style:text-line-through-style="none" style:text-line-through-type="none" style:font-name="Calibri" fo:font-size="9pt" fo:letter-spacing="0.002cm" fo:font-style="normal" style:text-underline-style="none" fo:font-weight="normal" style:font-name-asian="Calibri1" style:font-size-asian="9pt" style:font-style-asian="normal" style:font-weight-asian="normal" style:font-name-complex="Calibri1" style:font-size-complex="9pt" style:font-style-complex="normal" style:font-weight-complex="normal" style:text-scale="100%"/>
    </style:style>
    <style:style style:name="T28" style:family="text">
      <style:text-properties fo:color="#000000" loext:opacity="100%" style:text-outline="false" style:text-line-through-style="none" style:text-line-through-type="none" style:font-name="Calibri" fo:font-size="9pt" fo:letter-spacing="-0.002cm" fo:font-style="normal" style:text-underline-style="none" fo:font-weight="normal" style:font-name-asian="Calibri1" style:font-size-asian="9pt" style:font-style-asian="normal" style:font-weight-asian="normal" style:font-name-complex="Calibri1" style:font-size-complex="9pt" style:font-style-complex="normal" style:font-weight-complex="normal" style:text-scale="100%"/>
    </style:style>
    <style:style style:name="T29" style:family="text">
      <style:text-properties fo:color="#000000" loext:opacity="100%" style:text-outline="false" style:text-line-through-style="none" style:text-line-through-type="none" style:font-name="Calibri" fo:font-size="8pt" fo:letter-spacing="normal" fo:font-style="normal" style:text-underline-style="none" fo:font-weight="normal" style:font-name-asian="Calibri1" style:font-size-asian="8pt" style:font-style-asian="normal" style:font-weight-asian="normal" style:font-name-complex="Calibri1" style:font-size-complex="8pt" style:font-style-complex="normal" style:font-weight-complex="normal" style:text-scale="100%"/>
    </style:style>
    <style:style style:name="T30" style:family="text">
      <style:text-properties fo:color="#000000" loext:opacity="100%" style:text-outline="false" style:text-line-through-style="none" style:text-line-through-type="none" style:font-name="Calibri" fo:font-size="10pt" fo:letter-spacing="normal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scale="99%"/>
    </style:style>
    <style:style style:name="T31" style:family="text">
      <style:text-properties fo:color="#000000" loext:opacity="100%" style:text-outline="false" style:text-line-through-style="none" style:text-line-through-type="none" style:font-name="Calibri" fo:font-size="10pt" fo:letter-spacing="normal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scale="100%"/>
    </style:style>
    <style:style style:name="T32" style:family="text">
      <style:text-properties fo:color="#000000" loext:opacity="100%" style:text-outline="false" style:text-line-through-style="none" style:text-line-through-type="none" style:font-name="Calibri" fo:font-size="10pt" fo:letter-spacing="0.164cm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scale="100%"/>
    </style:style>
    <style:style style:name="T33" style:family="text">
      <style:text-properties fo:color="#000000" loext:opacity="100%" style:text-outline="false" style:text-line-through-style="none" style:text-line-through-type="none" style:font-name="Calibri" fo:font-size="10pt" fo:letter-spacing="0.002cm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scale="99%"/>
    </style:style>
    <style:style style:name="T34" style:family="text">
      <style:text-properties fo:color="#000000" loext:opacity="100%" style:text-outline="false" style:text-line-through-style="none" style:text-line-through-type="none" style:font-name="Calibri" fo:font-size="10pt" fo:letter-spacing="0.002cm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scale="100%"/>
    </style:style>
    <style:style style:name="T35" style:family="text">
      <style:text-properties fo:color="#000000" loext:opacity="100%" style:text-outline="false" style:text-line-through-style="none" style:text-line-through-type="none" style:font-name="Calibri" fo:font-size="10pt" fo:letter-spacing="-0.002cm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scale="99%"/>
    </style:style>
    <style:style style:name="T36" style:family="text">
      <style:text-properties fo:color="#000000" loext:opacity="100%" style:text-outline="false" style:text-line-through-style="none" style:text-line-through-type="none" style:font-name="Calibri" fo:font-size="10pt" fo:letter-spacing="-0.002cm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scale="100%"/>
    </style:style>
    <style:style style:name="T37" style:family="text">
      <style:text-properties fo:color="#000000" loext:opacity="100%" style:text-outline="false" style:text-line-through-style="none" style:text-line-through-type="none" style:font-name="Calibri" fo:font-size="10pt" fo:letter-spacing="0.005cm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scale="99%"/>
    </style:style>
    <style:style style:name="T38" style:family="text">
      <style:text-properties fo:color="#000000" loext:opacity="100%" style:text-outline="false" style:text-line-through-style="none" style:text-line-through-type="none" style:font-name="Calibri" fo:font-size="10pt" fo:letter-spacing="0.012cm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scale="99%"/>
    </style:style>
    <style:style style:name="T39" style:family="text">
      <style:text-properties fo:color="#000000" loext:opacity="100%" style:text-outline="false" style:text-line-through-style="none" style:text-line-through-type="none" style:font-name="Calibri" fo:font-size="10pt" fo:letter-spacing="0.004cm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scale="100%"/>
    </style:style>
    <style:style style:name="T40" style:family="text">
      <style:text-properties fo:color="#000000" loext:opacity="100%" style:text-outline="false" style:text-line-through-style="none" style:text-line-through-type="none" style:font-name="Calibri" fo:font-size="10pt" fo:letter-spacing="0.004cm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scale="99%"/>
    </style:style>
    <style:style style:name="T41" style:family="text">
      <style:text-properties fo:color="#000000" loext:opacity="100%" style:text-outline="false" style:text-line-through-style="none" style:text-line-through-type="none" style:font-name="Calibri" fo:font-size="10pt" fo:letter-spacing="-0.004cm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scale="99%"/>
    </style:style>
    <style:style style:name="T42" style:family="text">
      <style:text-properties fo:color="#000000" loext:opacity="100%" style:text-outline="false" style:text-line-through-style="none" style:text-line-through-type="none" style:font-name="Calibri" fo:font-size="10pt" fo:letter-spacing="0.079cm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scale="100%"/>
    </style:style>
    <style:style style:name="T43" style:family="text">
      <style:text-properties fo:color="#000000" loext:opacity="100%" style:text-outline="false" style:text-line-through-style="none" style:text-line-through-type="none" style:font-name="Calibri" fo:font-size="10pt" fo:letter-spacing="0.018cm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scale="99%"/>
    </style:style>
    <style:style style:name="T44" style:family="text">
      <style:text-properties fo:color="#000000" loext:opacity="100%" style:text-outline="false" style:text-line-through-style="none" style:text-line-through-type="none" style:font-name="Calibri" fo:font-size="10pt" fo:letter-spacing="0.011cm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scale="99%"/>
    </style:style>
    <style:style style:name="T45" style:family="text">
      <style:text-properties fo:color="#000000" loext:opacity="100%" style:text-outline="false" style:text-line-through-style="none" style:text-line-through-type="none" style:font-name="Calibri" fo:font-size="12pt" fo:letter-spacing="normal" fo:font-style="normal" style:text-underline-style="none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 style:text-scale="100%"/>
    </style:style>
    <style:style style:name="T46" style:family="text">
      <style:text-properties fo:color="#000000" loext:opacity="100%" style:text-outline="false" style:text-line-through-style="none" style:text-line-through-type="none" style:font-name="Calibri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 style:text-scale="100%"/>
    </style:style>
    <style:style style:name="T47" style:family="text">
      <style:text-properties fo:color="#000000" loext:opacity="100%" style:text-outline="false" style:text-line-through-style="none" style:text-line-through-type="none" style:font-name="Calibri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 style:text-scale="99%"/>
    </style:style>
    <style:style style:name="T48" style:family="text">
      <style:text-properties fo:color="#000000" loext:opacity="100%" style:text-outline="false" style:text-line-through-style="none" style:text-line-through-type="none" style:font-name="Calibri" fo:font-size="12pt" fo:letter-spacing="0.004cm" fo:font-style="normal" style:text-underline-style="none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 style:text-scale="100%"/>
    </style:style>
    <style:style style:name="T49" style:family="text">
      <style:text-properties fo:color="#000000" loext:opacity="100%" style:text-outline="false" style:text-line-through-style="none" style:text-line-through-type="none" style:font-name="Calibri" fo:font-size="12pt" fo:letter-spacing="0.004cm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 style:text-scale="100%"/>
    </style:style>
    <style:style style:name="T50" style:family="text">
      <style:text-properties fo:color="#000000" loext:opacity="100%" style:text-outline="false" style:text-line-through-style="none" style:text-line-through-type="none" style:font-name="Calibri" fo:font-size="12pt" fo:letter-spacing="-0.002cm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 style:text-scale="100%"/>
    </style:style>
    <style:style style:name="T51" style:family="text">
      <style:text-properties fo:color="#000000" loext:opacity="100%" style:text-outline="false" style:text-line-through-style="none" style:text-line-through-type="none" style:font-name="Calibri" fo:font-size="12pt" fo:letter-spacing="-0.002cm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 style:text-scale="99%"/>
    </style:style>
    <style:style style:name="T52" style:family="text">
      <style:text-properties fo:color="#000000" loext:opacity="100%" style:text-outline="false" style:text-line-through-style="none" style:text-line-through-type="none" style:font-name="Calibri" fo:font-size="12pt" fo:letter-spacing="0.002cm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 style:text-scale="100%"/>
    </style:style>
    <style:style style:name="T53" style:family="text">
      <style:text-properties fo:color="#000000" loext:opacity="100%" style:text-outline="false" style:text-line-through-style="none" style:text-line-through-type="none" style:font-name="Calibri" fo:font-size="12pt" fo:letter-spacing="0.002cm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 style:text-scale="99%"/>
    </style:style>
    <style:style style:name="T54" style:family="text">
      <style:text-properties fo:color="#000000" loext:opacity="100%" style:text-outline="false" style:text-line-through-style="none" style:text-line-through-type="none" style:font-name="Calibri" fo:font-size="12pt" fo:letter-spacing="-0.004cm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 style:text-scale="100%"/>
    </style:style>
    <style:style style:name="T55" style:family="text">
      <style:text-properties fo:color="#000000" loext:opacity="100%" style:text-outline="false" style:text-line-through-style="none" style:text-line-through-type="none" style:font-name="Calibri" fo:font-size="12pt" fo:letter-spacing="-0.004cm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 style:text-scale="99%"/>
    </style:style>
    <style:style style:name="T56" style:family="text">
      <style:text-properties fo:color="#000000" loext:opacity="100%" style:text-outline="false" style:text-line-through-style="none" style:text-line-through-type="none" style:font-name="Calibri" fo:font-size="12pt" fo:letter-spacing="0.009cm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 style:text-scale="100%"/>
    </style:style>
    <style:style style:name="T57" style:family="text">
      <style:text-properties fo:color="#000000" loext:opacity="100%" style:text-outline="false" style:text-line-through-style="none" style:text-line-through-type="none" style:font-name="Calibri" fo:font-size="12pt" fo:letter-spacing="-0.005cm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 style:text-scale="100%"/>
    </style:style>
    <style:style style:name="T58" style:family="text">
      <style:text-properties fo:color="#000000" loext:opacity="100%" style:text-outline="false" style:text-line-through-style="none" style:text-line-through-type="none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 style:text-scale="99%"/>
    </style:style>
    <style:style style:name="T59" style:family="text">
      <style:text-properties fo:color="#000000" loext:opacity="100%" style:text-outline="false" style:text-line-through-style="none" style:text-line-through-type="none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 style:text-scale="100%"/>
    </style:style>
    <style:style style:name="T60" style:family="text">
      <style:text-properties fo:color="#000000" loext:opacity="100%" style:text-outline="false" style:text-line-through-style="none" style:text-line-through-type="none" fo:font-size="9pt" fo:letter-spacing="0.002cm" fo:font-style="normal" style:text-underline-style="none" fo:font-weight="normal" style:font-size-asian="9pt" style:font-style-asian="normal" style:font-weight-asian="normal" style:font-size-complex="9pt" style:font-style-complex="normal" style:font-weight-complex="normal" style:text-scale="99%"/>
    </style:style>
    <style:style style:name="T61" style:family="text">
      <style:text-properties fo:color="#000000" loext:opacity="100%" style:text-outline="false" style:text-line-through-style="none" style:text-line-through-type="none" fo:font-size="9pt" fo:letter-spacing="0.002cm" fo:font-style="normal" style:text-underline-style="none" fo:font-weight="normal" style:font-size-asian="9pt" style:font-style-asian="normal" style:font-weight-asian="normal" style:font-size-complex="9pt" style:font-style-complex="normal" style:font-weight-complex="normal" style:text-scale="100%"/>
    </style:style>
    <style:style style:name="T62" style:family="text">
      <style:text-properties fo:color="#000000" loext:opacity="100%" style:text-outline="false" style:text-line-through-style="none" style:text-line-through-type="none" fo:font-size="9pt" fo:letter-spacing="0.004cm" fo:font-style="normal" style:text-underline-style="none" fo:font-weight="normal" style:font-size-asian="9pt" style:font-style-asian="normal" style:font-weight-asian="normal" style:font-size-complex="9pt" style:font-style-complex="normal" style:font-weight-complex="normal" style:text-scale="100%"/>
    </style:style>
    <style:style style:name="T63" style:family="text">
      <style:text-properties fo:color="#000000" loext:opacity="100%" style:text-outline="false" style:text-line-through-style="none" style:text-line-through-type="none" fo:font-size="9pt" fo:letter-spacing="-0.002cm" fo:font-style="normal" style:text-underline-style="none" fo:font-weight="normal" style:font-size-asian="9pt" style:font-style-asian="normal" style:font-weight-asian="normal" style:font-size-complex="9pt" style:font-style-complex="normal" style:font-weight-complex="normal" style:text-scale="100%"/>
    </style:style>
    <style:style style:name="T64" style:family="text">
      <style:text-properties fo:color="#000000" loext:opacity="100%" style:text-outline="false" style:text-line-through-style="none" style:text-line-through-type="none" fo:font-size="9pt" fo:letter-spacing="-0.002cm" fo:font-style="normal" style:text-underline-style="none" fo:font-weight="normal" style:font-size-asian="9pt" style:font-style-asian="normal" style:font-weight-asian="normal" style:font-size-complex="9pt" style:font-style-complex="normal" style:font-weight-complex="normal" style:text-scale="99%"/>
    </style:style>
    <style:style style:name="T65" style:family="text">
      <style:text-properties fo:color="#000000" loext:opacity="100%" style:text-outline="false" style:text-line-through-style="none" style:text-line-through-type="none" fo:font-size="9pt" fo:letter-spacing="-0.004cm" fo:font-style="normal" style:text-underline-style="none" fo:font-weight="normal" style:font-size-asian="9pt" style:font-style-asian="normal" style:font-weight-asian="normal" style:font-size-complex="9pt" style:font-style-complex="normal" style:font-weight-complex="normal" style:text-scale="100%"/>
    </style:style>
    <style:style style:name="T66" style:family="text">
      <style:text-properties fo:color="#000000" loext:opacity="100%" style:text-outline="false" style:text-line-through-style="none" style:text-line-through-type="none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 style:text-scale="100%"/>
    </style:style>
    <style:style style:name="T67" style:family="text">
      <style:text-properties fo:color="#000000" loext:opacity="100%" style:text-outline="false" style:text-line-through-style="none" style:text-line-through-type="none" fo:font-size="8pt" fo:letter-spacing="normal" fo:font-style="normal" style:text-underline-style="none" fo:font-weight="normal" officeooo:rsid="000d4f34" style:font-size-asian="8pt" style:font-style-asian="normal" style:font-weight-asian="normal" style:font-size-complex="8pt" style:font-style-complex="normal" style:font-weight-complex="normal" style:text-scale="100%"/>
    </style:style>
    <style:style style:name="T68" style:family="text">
      <style:text-properties fo:color="#000000" loext:opacity="100%" style:text-outline="false" style:text-line-through-style="none" style:text-line-through-type="none" fo:font-size="8pt" fo:letter-spacing="-0.002cm" fo:font-style="normal" style:text-underline-style="none" fo:font-weight="normal" style:font-size-asian="8pt" style:font-style-asian="normal" style:font-weight-asian="normal" style:font-size-complex="8pt" style:font-style-complex="normal" style:font-weight-complex="normal" style:text-scale="100%"/>
    </style:style>
    <style:style style:name="T69" style:family="text">
      <style:text-properties officeooo:rsid="0013b4f2"/>
    </style:style>
    <style:style style:name="Sect1" style:family="section">
      <style:section-properties fo:margin-left="-0.002cm" fo:margin-right="-0.182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31424*" fo:start-indent="0cm" fo:end-indent="5.027cm"/>
          <style:column style:rel-width="34111*" fo:start-indent="5.027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7"><text:bookmark-start text:name="_page_3_0"/><text:span text:style-name="T1">RÉ</text:span><text:span text:style-name="T2">G</text:span><text:span text:style-name="T1">IMEN DE INCO</text:span><text:span text:style-name="T3">M</text:span><text:span text:style-name="T1">PATIBI</text:span><text:span text:style-name="T4">L</text:span><text:span text:style-name="T1">ID</text:span><text:span text:style-name="T4">A</text:span><text:span text:style-name="T1">DES</text:span></text:p>
        <text:p text:style-name="P28"><text:span text:style-name="T1"/></text:p>
        <text:p text:style-name="P11"><text:span text:style-name="T5">APELLI</text:span><text:span text:style-name="T10">D</text:span><text:span text:style-name="T5">O</text:span><text:span text:style-name="T14"> </text:span><text:span text:style-name="T5">Y</text:span><text:span text:style-name="T14"> </text:span><text:span text:style-name="T16">N</text:span><text:span text:style-name="T5">OM</text:span><text:span text:style-name="T10">B</text:span><text:span text:style-name="T5">RE:</text:span><text:span text:style-name="T10"> </text:span><text:span text:style-name="T5">…………</text:span><text:span text:style-name="T10">…</text:span><text:span text:style-name="T5">……………</text:span><text:span text:style-name="T6">M</text:span><text:span text:style-name="T7">ARTÍNEZ,</text:span><text:span text:style-name="T6"> Sara </text:span><text:span text:style-name="T7">E</text:span><text:span text:style-name="T6">lizabeth</text:span><text:span text:style-name="T5">………………</text:span><text:span text:style-name="T14">…</text:span><text:span text:style-name="T5">………</text:span><text:span text:style-name="T14">…</text:span><text:span text:style-name="T5">…………</text:span><text:span text:style-name="T14">……</text:span><text:span text:style-name="T5">…</text:span><text:span text:style-name="T14">D</text:span><text:span text:style-name="T5">.N.I. (Nº</text:span><text:span text:style-name="T10"> </text:span><text:span text:style-name="T5">y</text:span><text:span text:style-name="T10"> </text:span><text:span text:style-name="T5">Tipo)</text:span><text:span text:style-name="T19"> </text:span><text:span text:style-name="T7">24016336</text:span></text:p>
        <text:p text:style-name="P1"/>
        <text:p text:style-name="P11"><text:span text:style-name="T5">LUG</text:span><text:span text:style-name="T10">A</text:span><text:span text:style-name="T5">R</text:span><text:span text:style-name="T10"> </text:span><text:span text:style-name="T5">Y FECHA</text:span><text:span text:style-name="T20"> </text:span><text:span text:style-name="T5">DE</text:span><text:span text:style-name="T14"> </text:span><text:span text:style-name="T5">NAC</text:span><text:span text:style-name="T20">I</text:span><text:span text:style-name="T5">M</text:span><text:span text:style-name="T16">I</text:span><text:span text:style-name="T5">E</text:span><text:span text:style-name="T10">N</text:span><text:span text:style-name="T5">TO: </text:span><text:span text:style-name="T10">…</text:span><text:span text:style-name="T11">Córdoba,17 de mayo de 1974</text:span><text:span text:style-name="T5">…………………</text:span><text:span text:style-name="T14">…</text:span><text:span text:style-name="T5">……………</text:span><text:span text:style-name="T14">………</text:span><text:span text:style-name="T5">………………</text:span><text:span text:style-name="T14">………</text:span><text:span text:style-name="T5">Pcia.:</text:span><text:span text:style-name="T10"> </text:span><text:span text:style-name="T7">Córdoba</text:span><text:span text:style-name="T5">………</text:span><text:span text:style-name="T14">…</text:span><text:span text:style-name="T5">.</text:span><text:span text:style-name="T10"> N</text:span><text:span text:style-name="T5">acionali</text:span><text:span text:style-name="T10">d</text:span><text:span text:style-name="T5">ad:</text:span><text:span text:style-name="T10"> </text:span><text:span text:style-name="T5">…</text:span><text:span text:style-name="T7">Argentina</text:span><text:span text:style-name="T14">…</text:span><text:span text:style-name="T5">……</text:span><text:span text:style-name="T14">…</text:span><text:span text:style-name="T18">…</text:span><text:span text:style-name="T10">.</text:span></text:p>
        <text:p text:style-name="P2"/>
        <text:p text:style-name="P11"><text:span text:style-name="T5">DOMICILI</text:span><text:span text:style-name="T16">O</text:span><text:span text:style-name="T5">: Call</text:span><text:span text:style-name="T10">e</text:span><text:span text:style-name="T5">:</text:span><text:span text:style-name="T10"> </text:span><text:span text:style-name="T5">………</text:span><text:span text:style-name="T10">…</text:span><text:span text:style-name="T12">Los Cardenales 578</text:span><text:span text:style-name="T5">………</text:span><text:span text:style-name="T10">…</text:span><text:span text:style-name="T5">…………</text:span><text:span text:style-name="T14">…</text:span><text:span text:style-name="T5">………</text:span><text:span text:style-name="T14">…</text:span><text:span text:style-name="T5">…………</text:span><text:span text:style-name="T14">…</text:span><text:span text:style-name="T22">…</text:span><text:span text:style-name="T5">.</text:span><text:span text:style-name="T10">.…</text:span><text:span text:style-name="T5">……</text:span><text:span text:style-name="T14">.</text:span><text:span text:style-name="T10">.</text:span><text:span text:style-name="T5">……</text:span><text:span text:style-name="T10">…</text:span><text:span text:style-name="T5">………………………Barr</text:span><text:span text:style-name="T10">io</text:span><text:span text:style-name="T5">:</text:span><text:span text:style-name="T8">La Perla</text:span><text:span text:style-name="T5"> ………</text:span><text:span text:style-name="T14">…</text:span><text:span text:style-name="T5">………</text:span><text:span text:style-name="T14">…</text:span><text:span text:style-name="T5">L</text:span><text:span text:style-name="T14">o</text:span><text:span text:style-name="T5">calidad</text:span><text:span text:style-name="T16"> </text:span><text:span text:style-name="T5">:</text:span><text:span text:style-name="T10"> </text:span><text:span text:style-name="T8">Alta Gracia</text:span></text:p>
        <text:p text:style-name="P1"/>
        <text:p text:style-name="P11"><text:span text:style-name="T5">APELLI</text:span><text:span text:style-name="T10">D</text:span><text:span text:style-name="T5">O</text:span><text:span text:style-name="T14"> </text:span><text:span text:style-name="T5">Y</text:span><text:span text:style-name="T14"> </text:span><text:span text:style-name="T16">N</text:span><text:span text:style-name="T5">OM</text:span><text:span text:style-name="T10">B</text:span><text:span text:style-name="T5">RE</text:span><text:span text:style-name="T10"> </text:span><text:span text:style-name="T5">DEL </text:span><text:span text:style-name="T10">P</text:span><text:span text:style-name="T5">ADRE:</text:span><text:span text:style-name="T10"> </text:span><text:span text:style-name="T8">Martínez, Alberto <text:s text:c="2"/></text:span><text:span text:style-name="T16"><text:s/></text:span><text:span text:style-name="T5">AP</text:span><text:span text:style-name="T10">E</text:span><text:span text:style-name="T5">LL</text:span><text:span text:style-name="T10">I</text:span><text:span text:style-name="T5">DO </text:span><text:span text:style-name="T14">Y</text:span><text:span text:style-name="T10"> </text:span><text:span text:style-name="T5">NO</text:span><text:span text:style-name="T10">M</text:span><text:span text:style-name="T5">BRE</text:span><text:span text:style-name="T10"> </text:span><text:span text:style-name="T5">DE </text:span><text:span text:style-name="T16">L</text:span><text:span text:style-name="T5">A MA</text:span><text:span text:style-name="T10">D</text:span><text:span text:style-name="T5">RE: <text:s/></text:span><text:span text:style-name="T8">López, María Isabel</text:span></text:p>
        <text:p text:style-name="P1"/>
        <text:p text:style-name="P13"><text:span text:style-name="T9">DEC</text:span><text:span text:style-name="T13">L</text:span><text:span text:style-name="T9">ARO</text:span><text:span text:style-name="T17"> </text:span><text:span text:style-name="T9">BAJO J</text:span><text:span text:style-name="T21">U</text:span><text:span text:style-name="T9">RA</text:span><text:span text:style-name="T13">MENTO</text:span><text:span text:style-name="T15"> </text:span><text:span text:style-name="T5">Q</text:span><text:span text:style-name="T16">U</text:span><text:span text:style-name="T5">E</text:span><text:span text:style-name="T10"> </text:span><text:span text:style-name="T5">MI SITUAC</text:span><text:span text:style-name="T10">I</text:span><text:span text:style-name="T5">ÓN</text:span><text:span text:style-name="T20"> </text:span><text:span text:style-name="T5">DE REVISTA Y</text:span><text:span text:style-name="T10"> </text:span><text:span text:style-name="T5">LOS H</text:span><text:span text:style-name="T16">O</text:span><text:span text:style-name="T5">RAR</text:span><text:span text:style-name="T10">I</text:span><text:span text:style-name="T5">OS</text:span><text:span text:style-name="T10"> </text:span><text:span text:style-name="T5">DE</text:span><text:span text:style-name="T10"> </text:span><text:span text:style-name="T5">PRESTAC</text:span><text:span text:style-name="T16">I</text:span><text:span text:style-name="T5">ÓN</text:span><text:span text:style-name="T10"> D</text:span><text:span text:style-name="T5">E</text:span><text:span text:style-name="T14"> </text:span><text:span text:style-name="T5">SERVIC</text:span><text:span text:style-name="T16">I</text:span><text:span text:style-name="T5">OS EN </text:span><text:span text:style-name="T10">L</text:span><text:span text:style-name="T5">OS</text:span><text:span text:style-name="T22"> </text:span><text:span text:style-name="T5">DISTIN</text:span><text:span text:style-name="T10">T</text:span><text:span text:style-name="T5">OS EMPLEOS </text:span><text:span text:style-name="T10">Q</text:span><text:span text:style-name="T5">UE</text:span><text:span text:style-name="T10"> </text:span><text:span text:style-name="T5">DES</text:span><text:span text:style-name="T16">E</text:span><text:span text:style-name="T5">MPEÑO, A</text:span><text:span text:style-name="T16"> </text:span><text:span text:style-name="T5">LOS EFECTOS REQUER</text:span><text:span text:style-name="T16">I</text:span><text:span text:style-name="T5">DOS</text:span><text:span text:style-name="T16"> </text:span><text:span text:style-name="T5">EN</text:span><text:span text:style-name="T10"> </text:span><text:span text:style-name="T5">EL</text:span><text:span text:style-name="T10"> </text:span><text:span text:style-name="T5">RÉG</text:span><text:span text:style-name="T20">I</text:span><text:span text:style-name="T10">M</text:span><text:span text:style-name="T5">EN VIGE</text:span><text:span text:style-name="T10">N</text:span><text:span text:style-name="T5">TE S</text:span><text:span text:style-name="T10">O</text:span><text:span text:style-name="T5">BRE I</text:span><text:span text:style-name="T10">N</text:span><text:span text:style-name="T5">C</text:span><text:span text:style-name="T16">O</text:span><text:span text:style-name="T10">M</text:span><text:span text:style-name="T5">PATIBIL</text:span><text:span text:style-name="T10">IDAD</text:span><text:span text:style-name="T5">, SON</text:span><text:span text:style-name="T16"> </text:span><text:span text:style-name="T5">LOS SI</text:span><text:span text:style-name="T16">G</text:span><text:span text:style-name="T5">UIE</text:span><text:span text:style-name="T10">N</text:span><text:span text:style-name="T5">TES:</text:span></text:p>
      </text:section>
      <text:section text:style-name="Sect2" text:name="Sección2"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column table:style-name="Tabla1.H"/>
          <table:table-column table:style-name="Tabla1.G" table:number-columns-repeated="3"/>
          <table:table-column table:style-name="Tabla1.L"/>
          <table:table-row>
            <table:table-cell table:style-name="Tabla1.A1" table:number-rows-spanned="2" office:value-type="string">
              <text:p text:style-name="P18"><text:span text:style-name="T59">R</text:span><text:span text:style-name="T60">E</text:span><text:span text:style-name="T59">PAR</text:span><text:span text:style-name="T62">T</text:span><text:span text:style-name="T59">I</text:span><text:span text:style-name="T58">C</text:span><text:span text:style-name="T63">I</text:span><text:span text:style-name="T59">ÓN, </text:span><text:span text:style-name="T58">ES</text:span><text:span text:style-name="T59">TAB</text:span><text:span text:style-name="T58">LEC</text:span><text:span text:style-name="T59">IMI</text:span><text:span text:style-name="T60">E</text:span><text:span text:style-name="T59">N</text:span><text:span text:style-name="T64">T</text:span><text:span text:style-name="T65">O</text:span><text:span text:style-name="T59">,<text:tab/></text:span><text:span text:style-name="T63">N</text:span><text:span text:style-name="T59">I</text:span><text:span text:style-name="T60">VE</text:span><text:span text:style-name="T58">L</text:span><text:span text:style-name="T59"> IN</text:span><text:span text:style-name="T64">S</text:span><text:span text:style-name="T59">TI</text:span><text:span text:style-name="T61">T</text:span><text:span text:style-name="T59">U</text:span><text:span text:style-name="T61">T</text:span><text:span text:style-name="T59">O</text:span><text:span text:style-name="T61"> </text:span><text:span text:style-name="T59">U O</text:span><text:span text:style-name="T58">F</text:span><text:span text:style-name="T59">I</text:span><text:span text:style-name="T58">C</text:span><text:span text:style-name="T59">INA <text:s/></text:span></text:p>
            </table:table-cell>
            <table:table-cell table:style-name="Tabla1.A1" table:number-rows-spanned="2" office:value-type="string">
              <text:p text:style-name="P17"><text:span text:style-name="T23"><text:s/></text:span><text:span text:style-name="T28">N</text:span><text:span text:style-name="T23">I</text:span><text:span text:style-name="T26">VE</text:span><text:span text:style-name="T25">L</text:span><text:span text:style-name="T23"> </text:span><text:span text:style-name="T24">(1)</text:span></text:p>
            </table:table-cell>
            <table:table-cell table:style-name="Tabla1.A1" table:number-rows-spanned="2" office:value-type="string">
              <text:p text:style-name="P20"><text:span text:style-name="T58">C</text:span><text:span text:style-name="T59">ARGO QU</text:span><text:span text:style-name="T58">E</text:span><text:span text:style-name="T59"> D</text:span><text:span text:style-name="T58">E</text:span><text:span text:style-name="T59">S</text:span><text:span text:style-name="T58">E</text:span><text:span text:style-name="T59">MP</text:span><text:span text:style-name="T60">E</text:span><text:span text:style-name="T59">ÑA </text:span><text:span text:style-name="T58">(</text:span><text:span text:style-name="T59">2</text:span><text:span text:style-name="T58">)</text:span></text:p>
            </table:table-cell>
            <table:table-cell table:style-name="Tabla1.A1" table:number-rows-spanned="2" office:value-type="string">
              <text:p text:style-name="P21"><text:span text:style-name="T23"><text:s/></text:span><text:span text:style-name="T28">N</text:span><text:span text:style-name="T23">º de </text:span><text:span text:style-name="T24">Horas (3)</text:span><text:span text:style-name="T23"><text:tab/></text:span></text:p>
            </table:table-cell>
            <table:table-cell table:style-name="Tabla1.A1" table:number-rows-spanned="2" office:value-type="string">
              <text:p text:style-name="P21"><text:span text:style-name="T25">C</text:span><text:span text:style-name="T23">ARÁ</text:span><text:span text:style-name="T25">CTE</text:span><text:span text:style-name="T23">R D</text:span><text:span text:style-name="T25">EL</text:span><text:span text:style-name="T27"> </text:span><text:span text:style-name="T25">C</text:span><text:span text:style-name="T23">ARGO </text:span><text:span text:style-name="T58">(</text:span><text:span text:style-name="T59">3</text:span><text:span text:style-name="T58">)</text:span></text:p>
            </table:table-cell>
            <table:table-cell table:style-name="Tabla1.A1" table:number-columns-spanned="6" office:value-type="string">
              <text:p text:style-name="P24"/>
              <text:p text:style-name="P24"><text:span text:style-name="T58">H</text:span><text:span text:style-name="T61">O</text:span><text:span text:style-name="T59">RARIO</text:span><text:span text:style-name="T62"> </text:span><text:span text:style-name="T59">D</text:span><text:span text:style-name="T58">E</text:span><text:span text:style-name="T63"> </text:span><text:span text:style-name="T59">PRE</text:span><text:span text:style-name="T58">ST</text:span><text:span text:style-name="T59">A</text:span><text:span text:style-name="T58">C</text:span><text:span text:style-name="T59">I</text:span><text:span text:style-name="T61">Ó</text:span><text:span text:style-name="T59">N </text:span><text:span text:style-name="T58">D</text:span><text:span text:style-name="T59">E </text:span><text:span text:style-name="T64">S</text:span><text:span text:style-name="T63">E</text:span><text:span text:style-name="T65">R</text:span><text:span text:style-name="T59">VI</text:span><text:span text:style-name="T58">C</text:span><text:span text:style-name="T61">IO</text:span><text:span text:style-name="T58">S</text:span><text:span text:style-name="T59"> </text:span><text:span text:style-name="T58">(</text:span><text:span text:style-name="T59">5</text:span><text:span text:style-name="T58">)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1.L1" office:value-type="string">
              <text:p text:style-name="P5"/>
              <text:p text:style-name="P29">FIRMA Y SELLO AUTORIDAD (6)</text:p>
            </table:table-cell>
          </table:table-row>
          <table:table-row>
            <table:covered-table-cell table:style-name="Tabla1.A2"/>
            <table:covered-table-cell table:style-name="Tabla1.A2"/>
            <table:covered-table-cell table:style-name="Tabla1.A2"/>
            <table:covered-table-cell table:style-name="Tabla1.A2"/>
            <table:covered-table-cell table:style-name="Tabla1.A2"/>
            <table:table-cell table:style-name="Tabla1.A2" office:value-type="string">
              <text:p text:style-name="P25">LUNES</text:p>
            </table:table-cell>
            <table:table-cell table:style-name="Tabla1.A2" office:value-type="string">
              <text:p text:style-name="P25">MARTES</text:p>
            </table:table-cell>
            <table:table-cell table:style-name="Tabla1.A2" office:value-type="string">
              <text:p text:style-name="P25">MIÉRCOLES</text:p>
            </table:table-cell>
            <table:table-cell table:style-name="Tabla1.A2" office:value-type="string">
              <text:p text:style-name="P25"><text:s/>JUEVES</text:p>
            </table:table-cell>
            <table:table-cell table:style-name="Tabla1.A2" office:value-type="string">
              <text:p text:style-name="P25"><text:s/>VIERNES</text:p>
            </table:table-cell>
            <table:table-cell table:style-name="Tabla1.A2" office:value-type="string">
              <text:p text:style-name="P10"><text:span text:style-name="T67">S</text:span><text:span text:style-name="T66">Á</text:span><text:span text:style-name="T68">B</text:span><text:span text:style-name="T66">ADO</text:span></text:p>
            </table:table-cell>
            <table:table-cell table:style-name="Tabla1.L2" office:value-type="string">
              <text:p text:style-name="P4"/>
            </table:table-cell>
          </table:table-row>
          <table:table-row>
            <table:table-cell table:style-name="Tabla1.A2" office:value-type="string">
              <text:p text:style-name="P7">IPEM <text:span text:style-name="T69">N 345 Maestro Barrera</text:span></text:p>
            </table:table-cell>
            <table:table-cell table:style-name="Tabla1.A2" office:value-type="string">
              <text:p text:style-name="P6">Medio</text:p>
            </table:table-cell>
            <table:table-cell table:style-name="Tabla1.A2" office:value-type="string">
              <text:p text:style-name="P6">Profesora</text:p>
            </table:table-cell>
            <table:table-cell table:style-name="Tabla1.A2" office:value-type="string">
              <text:p text:style-name="P8">5</text:p>
            </table:table-cell>
            <table:table-cell table:style-name="Tabla1.A2" office:value-type="string">
              <text:p text:style-name="P8">Titular</text:p>
            </table:table-cell>
            <table:table-cell table:style-name="Tabla1.A2" office:value-type="string">
              <text:p text:style-name="P10"/>
            </table:table-cell>
            <table:table-cell table:style-name="Tabla1.A2" office:value-type="string">
              <text:p text:style-name="P23"/>
            </table:table-cell>
            <table:table-cell table:style-name="Tabla1.A2" office:value-type="string">
              <text:p text:style-name="P10"/>
            </table:table-cell>
            <table:table-cell table:style-name="Tabla1.A2" office:value-type="string">
              <text:p text:style-name="P26">13.15a </text:p>
              <text:p text:style-name="P26">13.55</text:p>
              <text:p text:style-name="P26">13.55 a</text:p>
              <text:p text:style-name="P26">14.35</text:p>
              <text:p text:style-name="P26">14.45 a</text:p>
              <text:p text:style-name="P26">15.25</text:p>
            </table:table-cell>
            <table:table-cell table:style-name="Tabla1.A2" office:value-type="string">
              <text:p text:style-name="P26">13.15a </text:p>
              <text:p text:style-name="P26">13.55</text:p>
              <text:p text:style-name="P26">13.55 a</text:p>
              <text:p text:style-name="P26">14.35</text:p>
            </table:table-cell>
            <table:table-cell table:style-name="Tabla1.A2" office:value-type="string">
              <text:p text:style-name="P10"/>
            </table:table-cell>
            <table:table-cell table:style-name="Tabla1.L2" office:value-type="string">
              <text:p text:style-name="P4"/>
            </table:table-cell>
          </table:table-row>
          <table:table-row>
            <table:table-cell table:style-name="Tabla1.A2" office:value-type="string">
              <text:p text:style-name="P7">IPEM <text:span text:style-name="T69">N 345 Maestro Barrera</text:span></text:p>
            </table:table-cell>
            <table:table-cell table:style-name="Tabla1.A2" office:value-type="string">
              <text:p text:style-name="P8">Medio</text:p>
            </table:table-cell>
            <table:table-cell table:style-name="Tabla1.A2" office:value-type="string">
              <text:p text:style-name="P8">Profesora</text:p>
            </table:table-cell>
            <table:table-cell table:style-name="Tabla1.A2" office:value-type="string">
              <text:p text:style-name="P8">5</text:p>
            </table:table-cell>
            <table:table-cell table:style-name="Tabla1.A2" office:value-type="string">
              <text:p text:style-name="P8">Titular</text:p>
            </table:table-cell>
            <table:table-cell table:style-name="Tabla1.A2" office:value-type="string">
              <text:p text:style-name="P10"/>
            </table:table-cell>
            <table:table-cell table:style-name="Tabla1.A2" office:value-type="string">
              <text:p text:style-name="P10"/>
            </table:table-cell>
            <table:table-cell table:style-name="Tabla1.A2" office:value-type="string">
              <text:p text:style-name="P10"/>
            </table:table-cell>
            <table:table-cell table:style-name="Tabla1.A2" office:value-type="string">
              <text:p text:style-name="P26">16.15 a</text:p>
              <text:p text:style-name="P26">16.55</text:p>
              <text:p text:style-name="P26">16.55 a</text:p>
              <text:p text:style-name="P26">17.35</text:p>
              <text:p text:style-name="P26">17.35 a</text:p>
              <text:p text:style-name="P26">18.15</text:p>
            </table:table-cell>
            <table:table-cell table:style-name="Tabla1.A2" office:value-type="string">
              <text:p text:style-name="P26">15.25 a</text:p>
              <text:p text:style-name="P26">16.05</text:p>
              <text:p text:style-name="P26">16.15 a</text:p>
              <text:p text:style-name="P26">16.55</text:p>
            </table:table-cell>
            <table:table-cell table:style-name="Tabla1.A2" office:value-type="string">
              <text:p text:style-name="P10"/>
            </table:table-cell>
            <table:table-cell table:style-name="Tabla1.L2" office:value-type="string">
              <text:p text:style-name="P4"/>
            </table:table-cell>
          </table:table-row>
        </table:table>
        <text:p text:style-name="P9"/>
        <text:p text:style-name="P12"><text:span text:style-name="T30">(1)</text:span><text:span text:style-name="T32"> </text:span><text:span text:style-name="T30">I</text:span><text:span text:style-name="T33">n</text:span><text:span text:style-name="T30">d</text:span><text:span text:style-name="T31">i</text:span><text:span text:style-name="T30">car</text:span><text:span text:style-name="T31"> </text:span><text:span text:style-name="T30">e</text:span><text:span text:style-name="T31">l </text:span><text:span text:style-name="T30">N</text:span><text:span text:style-name="T31">i</text:span><text:span text:style-name="T35">ve</text:span><text:span text:style-name="T31">l </text:span><text:span text:style-name="T30">d</text:span><text:span text:style-name="T33">e</text:span><text:span text:style-name="T31">l </text:span><text:span text:style-name="T30">cargo</text:span><text:span text:style-name="T31"> </text:span><text:span text:style-name="T30">u</text:span><text:span text:style-name="T31"> </text:span><text:span text:style-name="T33">h</text:span><text:span text:style-name="T30">ora</text:span><text:span text:style-name="T31"> </text:span><text:span text:style-name="T30">cátedra</text:span><text:span text:style-name="T31"> </text:span><text:span text:style-name="T30">q</text:span><text:span text:style-name="T33">u</text:span><text:span text:style-name="T30">e</text:span><text:span text:style-name="T36"> </text:span><text:span text:style-name="T30">de</text:span><text:span text:style-name="T35">s</text:span><text:span text:style-name="T30">emp</text:span><text:span text:style-name="T35">e</text:span><text:span text:style-name="T30">ña:</text:span><text:span text:style-name="T31"> </text:span><text:span text:style-name="T30">I</text:span><text:span text:style-name="T37">n</text:span><text:span text:style-name="T31">i</text:span><text:span text:style-name="T30">c</text:span><text:span text:style-name="T36">i</text:span><text:span text:style-name="T30">a</text:span><text:span text:style-name="T31">l</text:span><text:span text:style-name="T30">,</text:span><text:span text:style-name="T31"> </text:span><text:span text:style-name="T30">Pr</text:span><text:span text:style-name="T31">i</text:span><text:span text:style-name="T30">mar</text:span><text:span text:style-name="T31">i</text:span><text:span text:style-name="T30">o,</text:span><text:span text:style-name="T31"> </text:span><text:span text:style-name="T30">Med</text:span><text:span text:style-name="T31">i</text:span><text:span text:style-name="T30">o</text:span><text:span text:style-name="T31"> </text:span><text:span text:style-name="T30">o</text:span><text:span text:style-name="T31"> </text:span><text:span text:style-name="T30">Supe</text:span><text:span text:style-name="T38">r</text:span><text:span text:style-name="T39">i</text:span><text:span text:style-name="T33">o</text:span><text:span text:style-name="T30">r</text:span></text:p>
        <text:p text:style-name="P19"><text:span text:style-name="T30">(2)</text:span><text:span text:style-name="T32"> </text:span><text:span text:style-name="T30">Con</text:span><text:span text:style-name="T35">s</text:span><text:span text:style-name="T31">i</text:span><text:span text:style-name="T30">gnar</text:span><text:span text:style-name="T31"> </text:span><text:span text:style-name="T35">e</text:span><text:span text:style-name="T31">l </text:span><text:span text:style-name="T30">ca</text:span><text:span text:style-name="T33">r</text:span><text:span text:style-name="T30">go</text:span><text:span text:style-name="T31"> </text:span><text:span text:style-name="T33">q</text:span><text:span text:style-name="T30">ue</text:span><text:span text:style-name="T31"> </text:span><text:span text:style-name="T30">desempeña:</text:span><text:span text:style-name="T31"> </text:span><text:span text:style-name="T30">Pro</text:span><text:span text:style-name="T35">f</text:span><text:span text:style-name="T33">e</text:span><text:span text:style-name="T35">s</text:span><text:span text:style-name="T30">or</text:span><text:span text:style-name="T31">, </text:span><text:span text:style-name="T30">D</text:span><text:span text:style-name="T31">i</text:span><text:span text:style-name="T30">rector,</text:span><text:span text:style-name="T31"> </text:span><text:span text:style-name="T30">V</text:span><text:span text:style-name="T39">i</text:span><text:span text:style-name="T30">c</text:span><text:span text:style-name="T33">ed</text:span><text:span text:style-name="T31">i</text:span><text:span text:style-name="T30">r</text:span><text:span text:style-name="T35">e</text:span><text:span text:style-name="T30">ctor,</text:span><text:span text:style-name="T31"> </text:span><text:span text:style-name="T30">Super</text:span><text:span text:style-name="T41">v</text:span><text:span text:style-name="T34">i</text:span><text:span text:style-name="T30">sor,</text:span><text:span text:style-name="T42"> </text:span><text:span text:style-name="T30">Pre</text:span><text:span text:style-name="T33">c</text:span><text:span text:style-name="T30">eptor,</text:span><text:span text:style-name="T31"> </text:span><text:span text:style-name="T30">Se</text:span><text:span text:style-name="T35">c</text:span><text:span text:style-name="T30">r</text:span><text:span text:style-name="T35">e</text:span><text:span text:style-name="T30">tar</text:span><text:span text:style-name="T31">i</text:span><text:span text:style-name="T30">o,</text:span><text:span text:style-name="T31"> </text:span><text:span text:style-name="T30">A</text:span><text:span text:style-name="T33">y</text:span><text:span text:style-name="T30">u</text:span><text:span text:style-name="T33">d</text:span><text:span text:style-name="T30">ante</text:span><text:span text:style-name="T31"> </text:span><text:span text:style-name="T30">Técn</text:span><text:span text:style-name="T31">i</text:span><text:span text:style-name="T30">co,</text:span><text:span text:style-name="T31"> </text:span><text:span text:style-name="T30">Ma</text:span><text:span text:style-name="T43">e</text:span><text:span text:style-name="T30">stro</text:span><text:span text:style-name="T31"> </text:span><text:span text:style-name="T33">d</text:span><text:span text:style-name="T30">e</text:span><text:span text:style-name="T36"> </text:span><text:span text:style-name="T33">G</text:span><text:span text:style-name="T30">rado,</text:span><text:span text:style-name="T31"> </text:span><text:span text:style-name="T30">etc.</text:span><text:span text:style-name="T31"> </text:span><text:span text:style-name="T30">(3)</text:span><text:span text:style-name="T32"> </text:span><text:span text:style-name="T30">I</text:span><text:span text:style-name="T33">n</text:span><text:span text:style-name="T30">d</text:span><text:span text:style-name="T31">i</text:span><text:span text:style-name="T30">car</text:span><text:span text:style-name="T31"> l</text:span><text:span text:style-name="T30">a</text:span><text:span text:style-name="T31"> </text:span><text:span text:style-name="T30">ca</text:span><text:span text:style-name="T33">n</text:span><text:span text:style-name="T30">t</text:span><text:span text:style-name="T31">i</text:span><text:span text:style-name="T30">dad</text:span><text:span text:style-name="T31"> </text:span><text:span text:style-name="T40">d</text:span><text:span text:style-name="T30">e</text:span><text:span text:style-name="T36"> </text:span><text:span text:style-name="T30">horas</text:span><text:span text:style-name="T36"> </text:span><text:span text:style-name="T30">s</text:span><text:span text:style-name="T35">e</text:span><text:span text:style-name="T30">mana</text:span><text:span text:style-name="T31">l</text:span><text:span text:style-name="T30">es</text:span><text:span text:style-name="T31"> </text:span><text:span text:style-name="T30">que</text:span><text:span text:style-name="T31"> </text:span><text:span text:style-name="T30">cump</text:span><text:span text:style-name="T31">l</text:span><text:span text:style-name="T30">e</text:span></text:p>
        <text:p text:style-name="P14"><text:span text:style-name="T30">(4)</text:span><text:span text:style-name="T32"> </text:span><text:span text:style-name="T30">Con</text:span><text:span text:style-name="T35">s</text:span><text:span text:style-name="T31">i</text:span><text:span text:style-name="T30">gnar</text:span><text:span text:style-name="T31"> </text:span><text:span text:style-name="T35">e</text:span><text:span text:style-name="T31">l </text:span><text:span text:style-name="T30">car</text:span><text:span text:style-name="T40">á</text:span><text:span text:style-name="T30">cter</text:span><text:span text:style-name="T31"> </text:span><text:span text:style-name="T30">d</text:span><text:span text:style-name="T35">e</text:span><text:span text:style-name="T31">l </text:span><text:span text:style-name="T30">car</text:span><text:span text:style-name="T33">g</text:span><text:span text:style-name="T30">o</text:span><text:span text:style-name="T31"> </text:span><text:span text:style-name="T33">q</text:span><text:span text:style-name="T30">ue</text:span><text:span text:style-name="T36"> </text:span><text:span text:style-name="T30">desempeña:</text:span><text:span text:style-name="T31"> </text:span><text:span text:style-name="T30">T</text:span><text:span text:style-name="T36">i</text:span><text:span text:style-name="T30">tu</text:span><text:span text:style-name="T31">l</text:span><text:span text:style-name="T30">ar,</text:span><text:span text:style-name="T31"> </text:span><text:span text:style-name="T44">I</text:span><text:span text:style-name="T33">n</text:span><text:span text:style-name="T40">t</text:span><text:span text:style-name="T30">er</text:span><text:span text:style-name="T31">i</text:span><text:span text:style-name="T30">no,</text:span><text:span text:style-name="T31"> </text:span><text:span text:style-name="T30">Sup</text:span><text:span text:style-name="T31">l</text:span><text:span text:style-name="T30">ente</text:span><text:span text:style-name="T31"> </text:span><text:span text:style-name="T35">o</text:span><text:span text:style-name="T31"> </text:span><text:span text:style-name="T30">Precar</text:span><text:span text:style-name="T31">i</text:span><text:span text:style-name="T30">o</text:span><text:span text:style-name="T31"> </text:span><text:span text:style-name="T30">(5)</text:span><text:span text:style-name="T32"> </text:span><text:span text:style-name="T30">I</text:span><text:span text:style-name="T33">n</text:span><text:span text:style-name="T30">d</text:span><text:span text:style-name="T31">i</text:span><text:span text:style-name="T30">car</text:span><text:span text:style-name="T31"> l</text:span><text:span text:style-name="T30">a</text:span><text:span text:style-name="T31"> </text:span><text:span text:style-name="T33">h</text:span><text:span text:style-name="T30">ora</text:span><text:span text:style-name="T31"> </text:span><text:span text:style-name="T30">en</text:span><text:span text:style-name="T31"> </text:span><text:span text:style-name="T33">qu</text:span><text:span text:style-name="T30">e</text:span><text:span text:style-name="T36"> </text:span><text:span text:style-name="T30">e</text:span><text:span text:style-name="T35">m</text:span><text:span text:style-name="T30">p</text:span><text:span text:style-name="T31">i</text:span><text:span text:style-name="T30">eza</text:span><text:span text:style-name="T31"> </text:span><text:span text:style-name="T30">y</text:span><text:span text:style-name="T34"> </text:span><text:span text:style-name="T30">term</text:span><text:span text:style-name="T31">i</text:span><text:span text:style-name="T30">na</text:span><text:span text:style-name="T31"> </text:span><text:span text:style-name="T30">ca</text:span><text:span text:style-name="T33">d</text:span><text:span text:style-name="T30">a</text:span><text:span text:style-name="T31"> </text:span><text:span text:style-name="T33">h</text:span><text:span text:style-name="T30">ora</text:span><text:span text:style-name="T31"> </text:span><text:span text:style-name="T30">de</text:span><text:span text:style-name="T31"> </text:span><text:span text:style-name="T30">c</text:span><text:span text:style-name="T31">l</text:span><text:span text:style-name="T30">a</text:span><text:span text:style-name="T35">s</text:span><text:span text:style-name="T30">e</text:span><text:span text:style-name="T36"> </text:span><text:span text:style-name="T30">o</text:span><text:span text:style-name="T31"> </text:span><text:span text:style-name="T30">cargo</text:span></text:p>
        <text:p text:style-name="P12"><text:span text:style-name="T30">(6)</text:span><text:span text:style-name="T32"> </text:span><text:span text:style-name="T30">F</text:span><text:span text:style-name="T31">i</text:span><text:span text:style-name="T30">r</text:span><text:span text:style-name="T35">m</text:span><text:span text:style-name="T30">ar</text:span><text:span text:style-name="T31"> </text:span><text:span text:style-name="T30">y</text:span><text:span text:style-name="T34"> </text:span><text:span text:style-name="T30">se</text:span><text:span text:style-name="T31">ll</text:span><text:span text:style-name="T30">ar</text:span><text:span text:style-name="T31"> </text:span><text:span text:style-name="T33">p</text:span><text:span text:style-name="T30">or</text:span><text:span text:style-name="T31"> l</text:span><text:span text:style-name="T30">a</text:span><text:span text:style-name="T31"> </text:span><text:span text:style-name="T30">a</text:span><text:span text:style-name="T33">u</text:span><text:span text:style-name="T30">tor</text:span><text:span text:style-name="T31">i</text:span><text:span text:style-name="T30">dad</text:span><text:span text:style-name="T31"> </text:span><text:span text:style-name="T33">j</text:span><text:span text:style-name="T30">erárqu</text:span><text:span text:style-name="T31">i</text:span><text:span text:style-name="T30">ca</text:span><text:span text:style-name="T31"> i</text:span><text:span text:style-name="T30">nm</text:span><text:span text:style-name="T35">e</text:span><text:span text:style-name="T30">d</text:span><text:span text:style-name="T31">i</text:span><text:span text:style-name="T30">ata</text:span><text:span text:style-name="T31"> </text:span><text:span text:style-name="T33">q</text:span><text:span text:style-name="T30">ue</text:span><text:span text:style-name="T31"> </text:span><text:span text:style-name="T30">corr</text:span><text:span text:style-name="T35">es</text:span><text:span text:style-name="T30">ponda</text:span><text:span text:style-name="T31"> </text:span><text:span text:style-name="T30">a</text:span><text:span text:style-name="T34"> </text:span><text:span text:style-name="T30">cada</text:span><text:span text:style-name="T31"> </text:span><text:span text:style-name="T30">cargo</text:span></text:p>
        <text:p text:style-name="P22"><text:span text:style-name="T45">Nota:</text:span><text:span text:style-name="T48"> </text:span><text:span text:style-name="T50">E</text:span><text:span text:style-name="T46">n</text:span><text:span text:style-name="T52"> </text:span><text:span text:style-name="T46">l</text:span><text:span text:style-name="T47">o</text:span><text:span text:style-name="T46">s </text:span><text:span text:style-name="T50">c</text:span><text:span text:style-name="T46">as</text:span><text:span text:style-name="T47">o</text:span><text:span text:style-name="T46">s</text:span><text:span text:style-name="T52"> </text:span><text:span text:style-name="T51">d</text:span><text:span text:style-name="T46">e p</text:span><text:span text:style-name="T54">a</text:span><text:span text:style-name="T46">se</text:span><text:span text:style-name="T52"> </text:span><text:span text:style-name="T46">en comisión o</text:span><text:span text:style-name="T52"> </text:span><text:span text:style-name="T46">ca</text:span><text:span text:style-name="T54">m</text:span><text:span text:style-name="T53">b</text:span><text:span text:style-name="T46">io</text:span><text:span text:style-name="T54"> </text:span><text:span text:style-name="T47">d</text:span><text:span text:style-name="T46">e</text:span><text:span text:style-name="T52"> </text:span><text:span text:style-name="T47">á</text:span><text:span text:style-name="T46">m</text:span><text:span text:style-name="T47">b</text:span><text:span text:style-name="T46">ito l</text:span><text:span text:style-name="T47">ab</text:span><text:span text:style-name="T46">or</text:span><text:span text:style-name="T47">a</text:span><text:span text:style-name="T46">l </text:span><text:span text:style-name="T47">d</text:span><text:span text:style-name="T50">e</text:span><text:span text:style-name="T47">b</text:span><text:span text:style-name="T46">er</text:span><text:span text:style-name="T47">á</text:span><text:span text:style-name="T46"> </text:span><text:span text:style-name="T47">a</text:span><text:span text:style-name="T53">d</text:span><text:span text:style-name="T56">j</text:span><text:span text:style-name="T53">u</text:span><text:span text:style-name="T47">n</text:span><text:span text:style-name="T46">t</text:span><text:span text:style-name="T47">a</text:span><text:span text:style-name="T46">r</text:span><text:span text:style-name="T49"> </text:span><text:span text:style-name="T46">c</text:span><text:span text:style-name="T50">o</text:span><text:span text:style-name="T47">p</text:span><text:span text:style-name="T46">i</text:span><text:span text:style-name="T47">a</text:span><text:span text:style-name="T50"> </text:span><text:span text:style-name="T47">d</text:span><text:span text:style-name="T52">e </text:span><text:span text:style-name="T46">l</text:span><text:span text:style-name="T47">a</text:span><text:span text:style-name="T46"> R</text:span><text:span text:style-name="T57">e</text:span><text:span text:style-name="T46">s</text:span><text:span text:style-name="T47">o</text:span><text:span text:style-name="T46">l</text:span><text:span text:style-name="T53">u</text:span><text:span text:style-name="T46">ci</text:span><text:span text:style-name="T47">ón</text:span><text:span text:style-name="T46"> </text:span><text:span text:style-name="T47">o</text:span><text:span text:style-name="T49"> </text:span><text:span text:style-name="T46">I</text:span><text:span text:style-name="T47">n</text:span><text:span text:style-name="T50">s</text:span><text:span text:style-name="T46">tr</text:span><text:span text:style-name="T47">u</text:span><text:span text:style-name="T46">me</text:span><text:span text:style-name="T47">n</text:span><text:span text:style-name="T46">t</text:span><text:span text:style-name="T47">o</text:span><text:span text:style-name="T49"> </text:span><text:span text:style-name="T54">l</text:span><text:span text:style-name="T46">eg</text:span><text:span text:style-name="T47">a</text:span><text:span text:style-name="T46">l</text:span></text:p>
        <text:p text:style-name="P3"/>
      </text:section>
      <text:section text:style-name="Sect3" text:name="Sección3">
        <text:p text:style-name="P15"><text:span text:style-name="T47">…………………………</text:span><text:span text:style-name="T55">…</text:span><text:span text:style-name="T47">…………………………………</text:span><text:span text:style-name="T46"> L</text:span><text:span text:style-name="T47">u</text:span><text:span text:style-name="T46">gar y</text:span><text:span text:style-name="T54"> </text:span><text:span text:style-name="T47">F</text:span><text:span text:style-name="T46">echa</text:span></text:p>
        <text:p text:style-name="P16"><text:span text:style-name="T46">…………………………………………………………</text:span><text:span text:style-name="T47">.</text:span><text:span text:style-name="T46"> </text:span><text:span text:style-name="T47">F</text:span><text:span text:style-name="T46">irm</text:span><text:span text:style-name="T47">a</text:span><text:span text:style-name="T50"> </text:span><text:span text:style-name="T47">d</text:span><text:span text:style-name="T46">el</text:span><text:span text:style-name="T54"> </text:span><text:span text:style-name="T46">Decl</text:span><text:span text:style-name="T47">a</text:span><text:span text:style-name="T46">r</text:span><text:span text:style-name="T47">an</text:span><text:span text:style-name="T46">te</text:span><text:bookmark-end text:name="_page_3_0"/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A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s" fo:country="A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998cm" fo:margin-bottom="0cm" fo:margin-left="1.298cm" fo:margin-right="1.09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4T11:28:06.888000000</dc:date>
    <meta:editing-duration>PT1H1M56S</meta:editing-duration>
    <meta:editing-cycles>8</meta:editing-cycles>
    <meta:generator>LibreOffice/7.4.3.2$Windows_X86_64 LibreOffice_project/1048a8393ae2eeec98dff31b5c133c5f1d08b890</meta:generator>
    <meta:print-date>2023-03-14T11:27:54.536000000</meta:print-date>
    <meta:document-statistic meta:table-count="1" meta:image-count="0" meta:object-count="0" meta:page-count="1" meta:paragraph-count="56" meta:word-count="284" meta:character-count="1908" meta:non-whitespace-character-count="1667"/>
  </office:meta>
</office:document-meta>
</file>